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 draw:auto-grow-height="fals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top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5cm" draw:fill="non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objectwithoutfill">
      <style:graphic-properties draw:marker-start="Arrow" draw:marker-start-width="0.5cm" draw:marker-end="Arrow" draw:marker-end-width="0.5cm" draw:fill="none"/>
    </style:style>
    <style:style style:name="P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1cm" svg:height="13.5cm" svg:x="20.5cm" svg:y="2.2cm">
          <text:p text:style-name="P1"><text:span text:style-name="T1">Remembered 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8.8cm" svg:height="4.9cm" svg:x="1.3cm" svg:y="3.6cm">
          <text:p text:style-name="P1">Local</text:p>
          <text:p text:style-name="P1">Heap</text:p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8.8cm" svg:height="4.9cm" svg:x="1.3cm" svg:y="9.3cm">
          <text:p text:style-name="P1">Local</text:p>
          <text:p text:style-name="P1">Heap</text:p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6cm" svg:height="4.1cm" svg:x="21.3cm" svg:y="4cm">
          <text:p text:style-name="P1">GRef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cm" svg:height="4.1cm" svg:x="9.6cm" svg:y="4cm">
          <text:p text:style-name="P1">LRef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cm" svg:height="4.1cm" svg:x="9.6cm" svg:y="9.7cm">
          <text:p text:style-name="P1">LRef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.8cm" svg:height="1.094cm" svg:x="21.7cm" svg:y="5.206cm">
          <text:p text:style-name="P1">Link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3.8cm" svg:height="1.094cm" svg:x="10cm" svg:y="5.2cm">
          <text:p text:style-name="P1">Link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3.8cm" svg:height="1.094cm" svg:x="10cm" svg:y="10.806cm">
          <text:p text:style-name="P1">Link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6cm" svg:height="4.1cm" svg:x="4.3cm" svg:y="4cm">
          <text:p text:style-name="P1">Thun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1.094cm" svg:x="4.7cm" svg:y="5.1cm">
          <text:p text:style-name="P1">fptr_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1.094cm" svg:x="4.7cm" svg:y="6.506cm">
          <text:p text:style-name="P1">sptr_t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3.8cm" svg:height="1.094cm" svg:x="10cm" svg:y="6.6cm">
          <text:p text:style-name="P1">sptr_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0cm" svg:y1="7.147cm" svg:x2="8.9cm" svg:y2="6.05cm" draw:start-shape="id1" draw:end-shape="id2" draw:end-glue-point="1" svg:d="m10000 7147c-825 0-275-1097-1100-1097" svg:viewBox="0 0 1101 1098">
          <text:p/>
        </draw:connector>
        <draw:custom-shape draw:style-name="gr4" draw:text-style-name="P1" draw:layer="layout" svg:width="3.8cm" svg:height="1.094cm" svg:x="10cm" svg:y="12.306cm">
          <text:p text:style-name="P1">sptr_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7cm" svg:height="1.5cm" svg:x="2cm" svg:y="1.5cm">
          <text:p text:style-name="P1">評価済みThunkのみ</text:p>
          <draw:enhanced-geometry svg:viewBox="0 0 21600 21600" draw:text-areas="800 800 20800 20800" draw:type="round-rectangular-callout" draw:modifiers="10269.7507834652 59130.17988007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4.6cm" svg:height="4.1cm" svg:x="14.9cm" svg:y="4cm">
          <text:p text:style-name="P1">LRef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3.8cm" svg:height="1.094cm" svg:x="15.3cm" svg:y="5.2cm">
          <text:p text:style-name="P1">Lin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1.094cm" svg:x="15.3cm" svg:y="6.6cm">
          <text:p text:style-name="P1">sptr_t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21.7cm" svg:y1="5.753cm" svg:x2="19.1cm" svg:y2="5.747cm" draw:start-shape="id3" draw:end-shape="id4" draw:end-glue-point="1" svg:d="m21700 5753c-1950 0-650-6-2600-6" svg:viewBox="0 0 2601 7">
          <text:p/>
        </draw:connector>
        <draw:connector draw:style-name="gr7" draw:text-style-name="P1" draw:layer="layout" draw:type="curve" draw:line-skew="0.125cm" svg:x1="17.2cm" svg:y1="5.2cm" svg:x2="11.9cm" svg:y2="5.2cm" draw:start-shape="id4" draw:start-glue-point="0" draw:end-shape="id5" svg:d="m17200 5200c0-637-5300-637-5300 0" svg:viewBox="0 0 5301 479">
          <text:p/>
        </draw:connector>
        <draw:connector draw:style-name="gr7" draw:text-style-name="P1" draw:layer="layout" draw:type="curve" draw:line-skew="0.181cm" svg:x1="13.8cm" svg:y1="5.747cm" svg:x2="13.8cm" svg:y2="11.353cm" draw:start-shape="id5" draw:start-glue-point="1" draw:end-shape="id6" svg:d="m13800 5747c1096 0 1096 5606 0 5606" svg:viewBox="0 0 823 5607">
          <text:p/>
        </draw:connector>
        <draw:custom-shape draw:style-name="gr6" draw:text-style-name="P1" draw:layer="layout" svg:width="9.1cm" svg:height="1.5cm" svg:x="11.1cm" svg:y="1.5cm">
          <text:p text:style-name="P1">takeMVarされたら空を繋ぐ</text:p>
          <draw:enhanced-geometry svg:viewBox="0 0 21600 21600" draw:text-areas="800 800 20800 20800" draw:type="round-rectangular-callout" draw:modifiers="10663.5314800571 59633.8441039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12.4cm" svg:height="1.5cm" svg:x="1.5cm" svg:y="17.1cm">
          <text:p text:style-name="P1">GCのためにファイナライザが必要</text:p>
          <draw:enhanced-geometry svg:viewBox="0 0 21600 21600" draw:text-areas="800 800 20800 20800" draw:type="round-rectangular-callout" draw:modifiers="8628.8525118942 37616.52231845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Comic Sans MS'" style:font-style-name="標準" style:font-family-generic="script" style:font-pitch="variable" fo:font-size="18pt" fo:font-style="normal" fo:text-shadow="none" style:text-underline-style="none" fo:font-weight="normal" style:letter-kerning="true" style:font-family-asian="'Comic Sans MS'" style:font-style-name-asian="標準" style:font-family-generic-asian="script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6-22T14:41:16</dc:date>
    <dc:creator>Okabe Kiwamu</dc:creator>
    <meta:editing-duration>PT4H41M19S</meta:editing-duration>
    <meta:editing-cycles>272</meta:editing-cycles>
    <meta:generator>LibreOffice/4.0.4.2$Linux_X86_64 LibreOffice_project/400m0$Build-2</meta:generator>
    <meta:document-statistic meta:object-count="24"/>
  </office:meta>
</office:document-meta>
</file>